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Footnote">
      <style:paragraph-properties fo:margin-left="0in" fo:margin-right="0in" fo:text-indent="0in" style:auto-text-indent="false"/>
    </style:style>
    <style:style style:name="P4" style:family="paragraph" style:parent-style-name="Footnote">
      <style:paragraph-properties fo:margin-left="0in" fo:margin-right="0in" fo:text-indent="0in" style:auto-text-indent="false"/>
      <style:text-properties fo:font-size="9pt" style:font-size-asian="9pt" style:font-size-complex="9pt"/>
    </style:style>
    <style:style style:name="P5" style:family="paragraph" style:parent-style-name="Standard">
      <style:paragraph-properties fo:line-height="200%" fo:text-align="start" style:justify-single-word="false"/>
    </style:style>
    <style:style style:name="P6" style:family="paragraph" style:parent-style-name="Standard">
      <style:paragraph-properties fo:line-height="200%" fo:text-align="center" style:justify-single-word="false"/>
    </style:style>
    <style:style style:name="P7" style:family="paragraph" style:parent-style-name="Standard">
      <style:paragraph-properties fo:line-height="200%" fo:text-align="start" style:justify-single-word="false"/>
      <style:text-properties fo:font-weight="bold" style:font-weight-asian="bold" style:font-weight-complex="bold"/>
    </style:style>
    <style:style style:name="P8" style:family="paragraph" style:parent-style-name="Footnote">
      <style:paragraph-properties fo:margin-left="0in" fo:margin-right="0in" fo:text-indent="0in" style:auto-text-indent="false"/>
      <style:text-properties fo:font-size="9pt" style:font-size-asian="9pt" style:font-size-complex="9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ize="9pt" style:font-size-asian="9pt" style:font-size-complex="9pt"/>
    </style:style>
    <style:style style:name="T6"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ic Noah</text:p>
      <text:p text:style-name="Standard"/>
      <text:p text:style-name="Standard">Dr. Tanasi</text:p>
      <text:p text:style-name="Standard"/>
      <text:p text:style-name="Standard">Independent Study</text:p>
      <text:p text:style-name="Standard"/>
      <text:p text:style-name="Standard">09/10/17</text:p>
      <text:p text:style-name="Standard"/>
      <text:p text:style-name="P1">Digital Storytelling </text:p>
      <text:p text:style-name="P1"/>
      <text:p text:style-name="P2"/>
      <text:p text:style-name="P5"><text:tab/>For the first section of the course there were two books selected: <text:span text:style-name="T2">The New Digital Storytelling: Creating Narratives with New Media</text:span>, by Bryan Alexander and <text:s/><text:span text:style-name="T2">Digital Storytelling. Capturing lives, Creating Community</text:span><text:span text:style-name="T4"> by Joe Lambert. <text:s/>These books described the past and present of digital storytelling through multiple different mediums. <text:s/>The purpose of the works are to bring to light examples in which a multiple range of people can take and use to create their own digital stories. <text:s/>There are a wide range of mediums that are mentioned to be an avenue in which to display a digital story including Youtube and even common apps like Snap Chat. <text:s/>Other tools that the books display are steps in order to maintain a hold on the story including a seven step system to help create digital storytelling workshops. <text:s/>In this case both books have a great deal of information in regards towards how to structure and almost teach a full course in digital storytelling. <text:s/>Both are full of examples of ways to execute a a digital story one book displaying five different stories that have been told in digital form. <text:s/>This paper will summarize the ways these books can assist in the creation of a digital story as well as a formation of a program itself. <text:s/>Another part of the paper will include the many ways in which the digital storytelling can be applied and to which mediums. <text:s/>When looking to discuss a new form of media such as digital storytelling, there can never be a true correct way to describe how to display any story. <text:s/>When investigating the books there were many different stories that had been given a new digital form of dictation which is something that is being seen more and more in the rising technological world. <text:s/>As the forms of media continue to grow, there will continue to be a growing market for digital storytelling, with an unlimited supply of content. <text:s/>When looking to apply digital storytelling to the field of history </text:span><text:soft-page-break/><text:span text:style-name="T4">many ideas will come to mind, and since the field has been only recently been growing, there are a great deal of stones unturned. <text:s/>With these books, the field of digital storytelling is given a strong introduction and a number of examples which can give even a beginner the tools to create a story using digital means to tell the story. <text:s/>There are many ways these tools can be applied to many different ideas in not only a historical perspective, it can be used in any type of way for any kind of story that can come to mind. <text:s/>The premise of digital storytelling is not just to display a story within a video game or a motion picture, it can be also something that is unexpected like a podcast or even a short youtube video. <text:s/>The methods of digital storytelling can be used in many different ways and this paper will go into detail the ways in which the books describes the steps and methods to follow in order to complete a successful digital story. <text:s/></text:span></text:p>
      <text:p text:style-name="P5"><text:span text:style-name="T4"><text:tab/>The field of digital storytelling is a very new field, one that has not been fully covered in many academic scenarios, so much so that most of the literature is being published within the last ten years. <text:s/>This can be problematic when trying to teach a subject like this, because it is so new there are multiple ways it can be taught and both books offer their own ways in order to form a digital story. <text:s/>Since both these books make their own case towards the education and the facilitation of digital storytelling one must look into both of the view points to gain the best view of the rising field. <text:s/>In the book <text:s/></text:span><text:span text:style-name="T2">The New Digital Storytelling: Creating Narratives with New Media</text:span><text:span text:style-name="T4">, by Bryan Alexander, the author describes an introduction to the field by giving examples towards what can be considered digital storytelling including complex video game applications like Mass Effect</text:span><text:span text:style-name="T4"><text:note text:id="ftn1" text:note-class="footnote"><text:note-citation>1</text:note-citation><text:note-body><text:p text:style-name="P3">. <text:span text:style-name="T5">Alexander pg. 40</text:span></text:p></text:note-body></text:note></text:span><text:span text:style-name="T4">. <text:s/>While this does not add to the teaching of digital storytelling, it can help with introductory look into the field that is only in the outset of it's time in academia. <text:s/>The book begins with the origins of digital storytelling an how it has grown with the ever growing market of technology. <text:s/>The book goes into detail explaining a term they call web 2.0 or their term for the new rise in social media</text:span><text:span text:style-name="T4"><text:note text:id="ftn2" text:note-class="footnote"><text:note-citation>2</text:note-citation><text:note-body><text:p text:style-name="P4">. Alexander pg. 47</text:p></text:note-body></text:note></text:span><text:span text:style-name="T4">, this continues to add to the rising field. <text:s/>This section of the book includes sections on how to implement a certain medium into the field of digital storytelling </text:span><text:soft-page-break/><text:span text:style-name="T4">including the avenues of blogs, Twitter, wikis, social images and face book. <text:s/>This wave of what Alexander calls social media storytelling is it's own form of digital storytelling that is moving in it's own direction and this book goes into an entire chapter explaining how this kind of storytelling has evolved and changed through the short years of it's creation. <text:s/>The sections of Alexander's book that was the most interesting was the chapters set aside towards storytelling in the world of gaming. <text:s/>This chapter began with forming the basic structures of the story including the elements which emphasized on the ability to immerse the player into the society of the game or in this case the story</text:span><text:span text:style-name="T4"><text:note text:id="ftn3" text:note-class="footnote"><text:note-citation>3</text:note-citation><text:note-body><text:p text:style-name="P4">. Alexander pg. 98</text:p></text:note-body></text:note></text:span><text:span text:style-name="T4">. <text:s/>The section continued to offer different examples of forms of digital stories, also mentioning how the social media storytelling cannot capture the same story in the way the games have done</text:span><text:span text:style-name="T4"><text:note text:id="ftn4" text:note-class="footnote"><text:note-citation>4</text:note-citation><text:note-body><text:p text:style-name="P4">. Alexander pg. 108</text:p></text:note-body></text:note></text:span><text:span text:style-name="T4">. <text:s/>The other styles that are mentioned are Interactive Fiction and Adventures in Browsers, both offering a different form of story yet they both are able to produce a large social gathering amongst the players. <text:s/>At the end of this section the author explains that the player of these games will get a different view of the story by means of how the story is told to how the player immerses themselves into the world of the game</text:span><text:span text:style-name="T4"><text:note text:id="ftn5" text:note-class="footnote"><text:note-citation>5</text:note-citation><text:note-body><text:p text:style-name="P4">. Alexander pg. 120</text:p></text:note-body></text:note></text:span><text:span text:style-name="T4">. <text:s/>This section brought to light many of the different ways the field of digital storytelling can be brought into the world of video games, something that is not always seen as the most educational of mediums. <text:s text:c="3"/></text:span></text:p>
      <text:p text:style-name="P5"><text:span text:style-name="T4"><text:tab/>The book by Joe Lambert, titled </text:span><text:span text:style-name="T2">Digital Storytelling: Capturing Lives, Creating Community,</text:span><text:span text:style-name="T4"> the purpose of the book was similar to the previous book. <text:s/>The first part of the book is a description of how to construct a digital story as well as how to teach a full course in the new subject. <text:s/>This section included a seven step process as mentioned before in the introduction of the paper. <text:s/>The next section of the book was written regarding how the digital stories can be applied into the real world and even including several interviews to professionals in different fields. <text:s/>The book begins by bringing a definition to the term digital storytelling, in truth the author gives seven components to this definition. <text:s text:c="2"/>The components include: self revelatory, personal or first person voice, an author's personal experience, <text:s text:c="2"/></text:span><text:soft-page-break/><text:span text:style-name="T4">using photos more than moving pictures, soundtrack, length and design and Intention</text:span><text:span text:style-name="T4"><text:note text:id="ftn7" text:note-class="footnote"><text:note-citation>6</text:note-citation><text:note-body><text:p text:style-name="P4">. Lambert pg. 38</text:p></text:note-body></text:note></text:span><text:span text:style-name="T4">. <text:s/>The author depicts these steps specific for the CDS digital storytelling and this seems to be the main focus of this particular section of the book. <text:s/>Within this section of the book there are two different examples of digital storytelling and these stories just include a few pictures and a page and a half story with a url link trailing at the bottom</text:span><text:span text:style-name="T4"><text:note text:id="ftn8" text:note-class="footnote"><text:note-citation>7</text:note-citation><text:note-body><text:p text:style-name="P4">. Lambert pg. 50</text:p></text:note-body></text:note></text:span><text:span text:style-name="T4">. <text:s/>This is not what was to be expected when looking into the field of digital storytelling. <text:s/>The previous book gave a better description towards what the field included, and Lambert brought in a new perspective that was not expected yet it was not an unwelcome difference. <text:s/>The section is concluded with the seven steps of digital storytelling and then ways to facilitate the teaching of the subject. <text:s/>This section brings in a new list of ways to help form a story, a list that was not previously mentioned in the other book which was also written three later. <text:s/>The next section of the book covers how digital storytelling can be applied to the real world including youth programs, activism and international development</text:span><text:span text:style-name="T4"><text:note text:id="ftn9" text:note-class="footnote"><text:note-citation>8</text:note-citation><text:note-body><text:p text:style-name="P4">. Lambert pg. 133</text:p></text:note-body></text:note></text:span><text:span text:style-name="T4">. <text:s/>The diverse list of ways this field can be applied brings a great deal of confidence into this course as well as the field itself, as is rises so to the ways to apply it. <text:s/>The final four chapters of the book are interviews done by the author to multiple people from a number of different professionals that all are involved in the field of digital storytelling. <text:s/>This book took the field of digital storytelling in a different way, though it was not much different from the other book it included different ways to create and facilitate successful digital stories. <text:s/></text:span></text:p>
      <text:p text:style-name="P5"><text:span text:style-name="T4"><text:tab/>The section of Alexander’s book that was spent on the subject of gaming yet the explanation of how storytelling is involved with gaming was less than lackluster</text:span><text:span text:style-name="T4"><text:note text:id="ftn0" text:note-class="footnote"><text:note-citation>9</text:note-citation><text:note-body><text:p text:style-name="P4">. Alexander pg. 97</text:p></text:note-body></text:note></text:span><text:span text:style-name="T4">. <text:s/>A big part of storytelling in the world of gaming has to to with immersing the player into the world of the game and the world of the story. <text:s/>This keeps the players attention throughout the story with the hopes of a rewarding feeling by the time the reader or in this case the player finishes the story. <text:s/>A large part of keeping the readers or gamers continuous attention is making sure the story and character development stays moving </text:span><text:soft-page-break/><text:span text:style-name="T4">progressing over the course of the game in this case</text:span><text:span text:style-name="T4"><text:note text:id="ftn10" text:note-class="footnote"><text:note-citation>10</text:note-citation><text:note-body><text:p text:style-name="P4">. Alexander pg. 100</text:p></text:note-body></text:note></text:span><text:span text:style-name="T4">. <text:s/>The book gives a few more examples towards what is important including the sounds and in game text, this can give the gamer or reader the ability to involve themselves into the the narrative and this can increase attention spans. <text:s/>Another major point that is heavily emphasized is the ability for readers to manipulate the story in their own way. <text:s/>This can have similar effect to the gamers or readers, keeping them engaged with the material since the story gives the players a stake in the stories. <text:s/>The author in this case makes a case towards having less cinematic scenes in games as to keep the players within the stories</text:span><text:span text:style-name="T4"><text:note text:id="ftn11" text:note-class="footnote"><text:note-citation>11</text:note-citation><text:note-body><text:p text:style-name="P4">. Alexander pg. 118</text:p></text:note-body></text:note></text:span><text:span text:style-name="T4">. <text:s/>The last section of this part of the book goes into a deeper look into the feats of online multilayer games that immerse a number of players into the story, games including Tom Clancy's The Division. <text:s/>These styles of games are more up and coming in the world of today and this not only keeps players involved in the story, it also allows for more people to be involved in such a story. <text:s/>In the book by Lambert there is a chapter regarding the perfect or best design for a digital story, and as this book was one to do, it gives steps towards the creation of such a story. <text:s/>Lambert insisted that the author of the stories act like designers when they start creating a digital story. <text:s/>The example used in this book was called Camaro Boy, this was a digital story that depicted everything to the digital tune of two photos</text:span><text:span text:style-name="T4"><text:note text:id="ftn12" text:note-class="footnote"><text:note-citation>12</text:note-citation><text:note-body><text:p text:style-name="P4"><text:span text:style-name="T5">. Lambert pg. 107</text:span></text:p></text:note-body></text:note></text:span><text:span text:style-name="T4">. <text:s/>The use of these pictures are then compared to the seven steps previously mentioned in this book and this is how a small number of pictures can help facilitate a story, moving it forward without actually having to show every scene. <text:s/>In this case the facilitation of the digital stories can be performed in multiple facets not only as Alexander placed it in the world of games. <text:s/>The examples that were given in Lambert's book took a different turn, using a lesser form of digital storytelling like in the case of Camaro Boy, photos to describe the events in a story. <text:s/></text:span></text:p>
      <text:p text:style-name="P5"><text:span text:style-name="T4"><text:tab/>The biggest surprises that was sen in these two books was how little the authors expressed the abilities to use digital storytelling in the world of video games, sans the small two chapter section in </text:span><text:soft-page-break/><text:span text:style-name="T4">Alexander's book. <text:s/>The book by Lambert, while it gave unique examples towards the field, did not express exactly what I expected when looking to read a book that nexplains a new subject such as digital storytelling. <text:s/>Lambert's book did offer examples of five or six different digital stories without using a great deal of the modern technology available to us. <text:s/>These examples included still photography insteasd of the expected digital animations or movies, this was a welcome surprise to the idea thart the field was only availible to those who had a great deal of experience in the world of technology. <text:s/>The book by Alexander was definitely a better help when looking to work on my own versions of digital stories. <text:s/>It gave me some insight into what the video game world is looking to do away with. <text:s/>This book gave some tools in the ways to keep the readers or gamers to stay attentive to the themes in the story. <text:s/>The small section on video games gave a more clear perspective of how the themes in digital storytelling evolved and how the field itself is taking a new hold within acedemia. <text:s/>Lambert's book also had a great deal of information to glean from, that book was more expressive in giving detailed steps in order to formulate and complete a competent story that will keep every reader engaged to the end. <text:s/>Lambert's book was more keen on giving specific tools in order to form the entirety of the story, even giving examples, as mentioned earlier, with little to no technology involved and it still produces a great and easily readeable digital story. <text:s/>Both the books have given me a great deal of information to go through, and work with when trying to form a personal digital story, one original and one with fresh information. <text:s/>After looking at these books I took the lessons from the each of the authors and I attempted to place a story of my own into the perameters of the authors rules. <text:s/>Waht I found was that in my previously written stories I seem to follow the same steps given by Lambert and Alexander, without knowing until now. <text:s/>Since I have begun to move the lessons from the books into the stories I have on deck, waiting to be recognized, I have also looked to involved work in Blender to my digital stories. <text:s/>The model, while a massive project that has taken me over a year to construct, looks to be primed for an involvement into the field of digital storytelling. <text:s/>Seeing is how most of the story examples in Lambert's book did not have a great deal of technological suppliments, thus it seems that these stories </text:span><text:soft-page-break/><text:span text:style-name="T4">will need less and less technology in order to form a decent and coherent digital story. <text:s/></text:span></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6"><text:soft-page-break/><text:span text:style-name="T4">Works Cited</text:span></text:p>
      <text:p text:style-name="P5"><text:span text:style-name="T4"/></text:p>
      <text:p text:style-name="P5">Alexander, Bryan . <text:span text:style-name="T1">The New Digital Storytelling: Creating Narratives with New Media</text:span>. Santa Barbara, CA: Preager, 2016. </text:p>
      <text:p text:style-name="P7"><text:span text:style-name="T6">Lambert, Joe. </text:span><text:span text:style-name="T3">Digital Storytelling Capturing Lives, Creating Community</text:span><text:span text:style-name="T6">. Florence: Taylor and Francis, 2013.</text:span> </text:p>
      <text:p text:style-name="P7"><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19:55:20</meta:creation-date>
    <dc:date>2017-09-09T10:56:21</dc:date>
    <meta:editing-duration>P2DT23H20M12S</meta:editing-duration>
    <meta:editing-cycles>38</meta:editing-cycles>
    <meta:generator>OpenOffice.org/3.4.1$Unix OpenOffice.org_project/341m1$Build-9593</meta:generator>
    <meta:document-statistic meta:table-count="0" meta:image-count="0" meta:object-count="0" meta:page-count="8" meta:paragraph-count="25" meta:word-count="2549" meta:character-count="14449"/>
  </office:meta>
</office:document-meta>
</file>